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86ca" officeooo:paragraph-rsid="001486ca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rsid="001691f6" officeooo:paragraph-rsid="001691f6"/>
    </style:style>
    <style:style style:name="P4" style:family="paragraph" style:parent-style-name="Standard" style:list-style-name="L3">
      <style:text-properties officeooo:rsid="00165543" officeooo:paragraph-rsid="00165543"/>
    </style:style>
    <style:style style:name="P5" style:family="paragraph" style:parent-style-name="Standard" style:list-style-name="L4">
      <style:text-properties officeooo:rsid="0019cca0" officeooo:paragraph-rsid="0019cca0"/>
    </style:style>
    <style:style style:name="P6" style:family="paragraph" style:parent-style-name="Heading_20_2">
      <style:text-properties fo:font-size="10pt" style:font-size-asian="10pt" style:font-size-complex="10pt"/>
    </style:style>
    <style:style style:name="T1" style:family="text">
      <style:text-properties style:font-name="FreeMono" fo:background-color="#fff200" loext:char-shading-value="0"/>
    </style:style>
    <style:style style:name="T2" style:family="text">
      <style:text-properties officeooo:rsid="001691f6"/>
    </style:style>
    <style:style style:name="T3" style:family="text">
      <style:text-properties style:font-name="FreeMono"/>
    </style:style>
    <style:style style:name="T4" style:family="text">
      <style:text-properties officeooo:rsid="001a06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veloper Notes for PHP Framework</text:h>
      <text:h text:style-name="Heading_20_2" text:outline-level="2">Configuration Files</text:h>
      <text:list xml:id="list1285076668" text:style-name="L1">
        <text:list-item>
          <text:p text:style-name="P1">Node – package.json</text:p>
        </text:list-item>
        <text:list-item>
          <text:p text:style-name="P1">Rollup – rollup.config.js</text:p>
        </text:list-item>
        <text:list-item>
          <text:p text:style-name="P1">Nginx – nginx.conf</text:p>
        </text:list-item>
        <text:list-item>
          <text:p text:style-name="P1">PHP – config.php</text:p>
        </text:list-item>
        <text:list-item>
          <text:p text:style-name="P1">PHPUnit – phpunit.xml</text:p>
        </text:list-item>
      </text:list>
      <text:h text:style-name="Heading_20_2" text:outline-level="2">Polyfills</text:h>
      <text:list xml:id="list2297364908" text:style-name="L2">
        <text:list-item>
          <text:p text:style-name="P2">A subproject is provided to collate javascript and CSS files for various polyfills.</text:p>
        </text:list-item>
        <text:list-item>
          <text:p text:style-name="P2">Two sets are produced. One for Internet Explorer, one for other browsers.</text:p>
        </text:list-item>
        <text:list-item>
          <text:p text:style-name="P2">CSS is collated with <text:a xlink:type="simple" xlink:href="https://www.npmjs.com/package/node-sass" text:style-name="Internet_20_link" text:visited-style-name="Visited_20_Internet_20_Link">SASS</text:a>. Javascript is collated with <text:a xlink:type="simple" xlink:href="https://rollupjs.org/guide/en/" text:style-name="Internet_20_link" text:visited-style-name="Visited_20_Internet_20_Link">Rollup</text:a>. Both are provided as Node modules.</text:p>
        </text:list-item>
        <text:list-item>
          <text:p text:style-name="P2">A makefile controls the overall process. Run <text:span text:style-name="T1">make</text:span> to create the <text:span text:style-name="T2">polyfill</text:span> files.</text:p>
        </text:list-item>
        <text:list-item>
          <text:p text:style-name="P3">Use <text:span text:style-name="T1">install-polyfill &lt;proj-dir&gt;</text:span> to i<text:span text:style-name="T4">n</text:span>stall polyfill files to a project.</text:p>
        </text:list-item>
      </text:list>
      <text:h text:style-name="P6" text:outline-level="2">TODO</text:h>
      <text:list xml:id="list3021110951" text:style-name="L3">
        <text:list-item>
          <text:p text:style-name="P4">Compacting javascript for min files.</text:p>
        </text:list-item>
      </text:list>
      <text:h text:style-name="Heading_20_2" text:outline-level="2">Installing and Setup</text:h>
      <text:list xml:id="list523234704" text:style-name="L4">
        <text:list-item>
          <text:p text:style-name="P5"><text:span text:style-name="T3">skeleton</text:span> contains files for a new website.</text:p>
        </text:list-item>
        <text:list-item>
          <text:p text:style-name="P5"><text:span text:style-name="T3">skeleton/setup</text:span> contains scripts to use for setting up the 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7:16:07.274091778</meta:creation-date>
    <meta:generator>LibreOffice/6.0.7.3$Linux_X86_64 LibreOffice_project/00m0$Build-3</meta:generator>
    <dc:date>2019-08-11T14:24:37.529821516</dc:date>
    <meta:editing-duration>PT1H49S</meta:editing-duration>
    <meta:editing-cycles>4</meta:editing-cycles>
    <meta:document-statistic meta:table-count="0" meta:image-count="0" meta:object-count="0" meta:page-count="1" meta:paragraph-count="18" meta:word-count="121" meta:character-count="741" meta:non-whitespace-character-count="646"/>
  </office:meta>
</office:document-meta>
</file>